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172B4D" style:font-name="Segoe UI" style:font-name-asian="Segoe UI" style:font-name-complex="Segoe UI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color="#172B4D" style:font-name="Segoe UI" style:font-name-asian="Segoe UI" style:font-name-complex="Segoe UI"/>
    </style:style>
    <style:style style:name="ce5" style:family="table-cell" style:parent-style-name="Default" style:data-style-name="N0">
      <style:text-properties fo:color="#172B4D" style:font-name="Segoe UI" style:font-name-asian="Segoe UI" style:font-name-complex="Segoe UI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172B4D" style:text-line-through-style="none" style:font-name="Segoe UI" style:font-name-asian="Segoe UI" style:font-name-complex="Segoe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5.55625cm"/>
    </style:style>
    <style:style style:name="co3" style:family="table-column">
      <style:table-column-properties fo:break-before="auto" style:column-width="6.138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7.80520833333333cm"/>
    </style:style>
    <style:style style:name="co6" style:family="table-column">
      <style:table-column-properties fo:break-before="auto" style:column-width="22.72770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3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style-name="ce1"/>
          <table:table-cell office:value-type="string" table:style-name="ce2">
            <text:p>Source tab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V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tacts</text:p>
          </table:table-cell>
          <table:table-cell office:value-type="string" table:style-name="ce1">
            <text:p>Contact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lingHisto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fi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derHea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derL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oduc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eferen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derCodes?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A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ntac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ddresses</text:p>
          </table:table-cell>
          <table:table-cell office:value-type="string" table:style-name="ce3">
            <text:p>LOGISTICSPOSTALADDRESS<text:span text:style-name="T1"><text:s/></text:span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ferences</text:p>
          </table:table-cell>
          <table:table-cell office:value-type="string" table:style-name="ce1">
            <text:p>OSSBRANDMAILINGPREFEREN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derHead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rderLin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Kit</text:p>
          </table:table-cell>
          <table:table-cell office:value-type="string" table:style-name="ce1">
            <text:p>OSSKitComponentTab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ducts</text:p>
          </table:table-cell>
          <table:table-cell office:value-type="string" table:style-name="ce1">
            <text:p>Item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derCodes</text:p>
          </table:table-cell>
          <table:table-cell office:value-type="string" table:style-name="ce1">
            <text:p>OCSRESPONSECODETABLE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DQRs" table:style-name="ta1">
        <table:table-column table:style-name="co5" table:default-cell-style-name="ce3"/>
        <table:table-column table:style-name="co6" table:default-cell-style-name="ce1"/>
        <table:table-column table:style-name="co4" table:number-columns-repeated="16382" table:default-cell-style-name="ce1"/>
        <table:table-row table:style-name="ro3" table:visibility="collapse">
          <table:table-cell office:value-type="string" table:style-name="ce3">
            <text:p>ECORESPRODUCTTRANSLATION<text:s/></text:p>
          </table:table-cell>
          <table:table-cell office:value-type="string" table:style-name="ce1">
            <text:p>not require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INVENTITEMGROUPITEM<text:s/></text:p>
          </table:table-cell>
          <table:table-cell office:value-type="string" table:style-name="ce5">
            <text:p>we do require the ITEM GROUP information from, linking on ITEM to other tables</text:p>
          </table:table-cell>
          <table:table-cell table:number-columns-repeated="16382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3">
            <text:p>LOGISTICSADDRESSCOUNTRYREGION<text:s/></text:p>
          </table:table-cell>
          <table:table-cell office:value-type="string" table:style-name="ce4">
            <text:p>COUNTRYREGIONID</text:p>
          </table:table-cell>
          <table:table-cell table:number-columns-repeated="16382"/>
        </table:table-row>
        <table:table-row table:style-name="ro2">
          <table:table-cell table:style-name="ce3"/>
          <table:table-cell office:value-type="string" table:style-name="ce4">
            <text:p>ISOCODE</text:p>
          </table:table-cell>
          <table:table-cell table:number-columns-repeated="16382"/>
        </table:table-row>
        <table:table-row table:style-name="ro2">
          <table:table-cell table:style-name="ce3"/>
          <table:table-cell office:value-type="string" table:style-name="ce4">
            <text:p>DEFAULTTAXGROUP</text:p>
          </table:table-cell>
          <table:table-cell table:number-columns-repeated="16382"/>
        </table:table-row>
        <table:table-row table:style-name="ro2">
          <table:table-cell table:style-name="ce3"/>
          <table:table-cell office:value-type="string" table:style-name="ce4">
            <text:p>REGISTEREDDEFAULTTAXGROUP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LOGISTICSADDRESSSTATE</text:p>
          </table:table-cell>
          <table:table-cell office:value-type="string" table:style-name="ce4">
            <text:p>seems to be a lookup, but has questionable decode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LOGISTICSLOCATION</text:p>
          </table:table-cell>
          <table:table-cell office:value-type="string" table:style-name="ce4">
            <text:p>not requir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OGISTICSLOCATIONROLE<text:s/></text:p>
          </table:table-cell>
          <table:table-cell office:value-type="string" table:style-name="ce4">
            <text:p>not requir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LOGISTICSPOSTALADDRESS</text:p>
          </table:table-cell>
          <table:table-cell office:value-type="string" table:style-name="ce4">
            <text:p>all require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OSSKITCOMPONENTTABLE</text:p>
          </table:table-cell>
          <table:table-cell office:value-type="string" table:style-name="ce4">
            <text:p>QTY/KIT ID/ITEM ID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OSSORDERVALUE</text:p>
          </table:table-cell>
          <table:table-cell office:value-type="string" table:style-name="ce6">
            <text:p>Yes, this is the order header info.BALANCE = Net Goods/CHARGES = Net Delivery/PROMOTIONAL DISCOUNT - believe this is discount on order, but can I see some samples with this populated, as none in sample file</text:p>
            <text:p/>
            <text:p>TAX - total tax on the order for both goods and deliveryTOTALINVOICE - Gross Order Value including Delivery</text:p>
            <text:p/>
            <text:p>SHIPPINGCHARGES - Gross Delivery charge</text:p>
            <text:p/>
            <text:p>COUPONDISCCHARGES &amp; OTHERCHARGES - don’t believe these are currently being used, but if you have any examples please send them over. Even if not being used, there is a chance we will start using Coupons so best to include them in the QDP.</text:p>
          </table:table-cell>
          <table:table-cell table:number-columns-repeated="16382"/>
        </table:table-row>
        <table:table-row table:style-name="ro2">
          <table:table-cell table:style-name="ce3"/>
          <table:table-cell table:style-name="ce6"/>
          <table:table-cell table:number-columns-repeated="16382"/>
        </table:table-row>
        <table:table-row table:style-name="ro4">
          <table:table-cell office:value-type="string" table:style-name="ce3">
            <text:p>PRICEDISCTABLE<text:s/></text:p>
          </table:table-cell>
          <table:table-cell office:value-type="string" table:style-name="ce6">
            <text:p>From table PRICEDISCTABLE we only require the following fields which relate to product purchase price:</text:p>
            <text:p/>
            <text:p>ITEMRELATION - this will link to order lines</text:p>
            <text:p/>
            <text:p>ACCOUNTRELATION - Supplier</text:p>
            <text:p/>
            <text:p>AMOUNT - the value paid for that product</text:p>
            <text:p/>
            <text:p>CURRENCY - the currency in which it is purchased</text:p>
          </table:table-cell>
          <table:table-cell table:number-columns-repeated="16382"/>
        </table:table-row>
        <table:table-row table:style-name="ro2">
          <table:table-cell table:style-name="ce3"/>
          <table:table-cell table:style-name="ce6"/>
          <table:table-cell table:number-columns-repeated="16382"/>
        </table:table-row>
        <table:table-row table:style-name="ro2">
          <table:table-cell office:value-type="string" table:style-name="ce3">
            <text:p>SHIPCARRIERTRACKING</text:p>
          </table:table-cell>
          <table:table-cell office:value-type="string" table:style-name="ce5">
            <text:p>SALESID &amp; PACKINGSLIPID - need to use in conjunction together to match to correct order line on the CUSTPACKINGSLIPJOUR</text:p>
          </table:table-cell>
          <table:table-cell table:number-columns-repeated="16382"/>
        </table:table-row>
        <table:table-row table:style-name="ro2">
          <table:table-cell table:style-name="ce3"/>
          <table:table-cell office:value-type="string" table:style-name="ce5">
            <text:p>TRACKINGNUMBER -courier tracking referenc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MITEMDELIVERYWINDOW</text:p>
          </table:table-cell>
          <table:table-cell office:value-type="string" table:style-name="ce1">
            <text:p>relates to when we can despatch products - Alex to review and confirm what fields we need and what they mea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XDATA<text:s/></text:p>
          </table:table-cell>
          <table:table-cell office:value-type="string" table:style-name="ce5">
            <text:p>TAXCODE and TAXVALUE fields as these denote what % tax is paid on a produc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TAXGROUPDATA</text:p>
          </table:table-cell>
          <table:table-cell office:value-type="string" table:style-name="ce5">
            <text:p>need TAXCODE and TAXGROUP - believe this is it from the code I provided but if you spot something else please advise.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PRICEDISCTABLE<text:s/></text:p>
          </table:table-cell>
          <table:table-cell office:value-type="string" table:style-name="ce4">
            <text:p>we only require the following fields which relate to product purchase price:</text:p>
          </table:table-cell>
          <table:table-cell table:number-columns-repeated="16382"/>
        </table:table-row>
        <table:table-row table:style-name="ro2">
          <table:table-cell table:style-name="ce3"/>
          <table:table-cell office:value-type="string" table:style-name="ce4">
            <text:p>ITEMRELATION - this will link to order lines</text:p>
          </table:table-cell>
          <table:table-cell table:number-columns-repeated="16382"/>
        </table:table-row>
        <table:table-row table:style-name="ro2">
          <table:table-cell table:style-name="ce3"/>
          <table:table-cell office:value-type="string" table:style-name="ce4">
            <text:p>ACCOUNTRELATION - Supplier</text:p>
          </table:table-cell>
          <table:table-cell table:number-columns-repeated="16382"/>
        </table:table-row>
        <table:table-row table:style-name="ro2">
          <table:table-cell table:style-name="ce3"/>
          <table:table-cell office:value-type="string" table:style-name="ce4">
            <text:p>AMOUNT - the value paid for that product</text:p>
          </table:table-cell>
          <table:table-cell table:number-columns-repeated="16382"/>
        </table:table-row>
        <table:table-row table:style-name="ro2">
          <table:table-cell table:style-name="ce3"/>
          <table:table-cell office:value-type="string" table:style-name="ce4">
            <text:p>CURRENCY - the currency in which it is purchase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3">
            <text:p>SALESTABLEDELETE</text:p>
          </table:table-cell>
          <table:table-cell office:value-type="string" table:style-name="ce4">
            <text:p>deleted items and ossordervalue already updated where applicabl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SALESLINEDELETE</text:p>
          </table:table-cell>
          <table:table-cell office:value-type="string" table:style-name="ce4">
            <text:p>deleted items and ossordervalue already updated where applicable</text:p>
          </table:table-cell>
          <table:table-cell table:number-columns-repeated="16382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Simon Blade</meta:initial-creator>
    <dc:creator>Simon Blade</dc:creator>
    <meta:creation-date>2019-11-19T17:03:52Z</meta:creation-date>
    <dc:date>2019-11-21T17:28:45Z</dc:date>
  </office:meta>
</office:document-meta>
</file>